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4cm" fo:min-width="9.737cm"/>
      <style:paragraph-properties style:writing-mode="lr-tb"/>
    </style:style>
    <style:style style:name="gr2" style:family="graphic" style:parent-style-name="standard" style:list-style-name="L1">
      <style:graphic-properties draw:opacity="50%" draw:textarea-horizontal-align="justify" draw:textarea-vertical-align="top" draw:auto-grow-height="false" fo:min-height="4.991cm" fo:min-width="6.935cm" fo:wrap-option="wrap"/>
      <style:paragraph-properties style:writing-mode="lr-tb"/>
    </style:style>
    <style:style style:name="gr3" style:family="graphic" style:parent-style-name="standard" style:list-style-name="L1">
      <style:graphic-properties draw:opacity="50%" draw:textarea-horizontal-align="justify" draw:textarea-vertical-align="top" draw:auto-grow-height="false" fo:min-height="4.211cm" fo:min-width="8.019cm" fo:wrap-option="wrap"/>
      <style:paragraph-properties style:writing-mode="lr-tb"/>
    </style:style>
    <style:style style:name="gr4" style:family="graphic" style:parent-style-name="standard" style:list-style-name="L1">
      <style:graphic-properties draw:opacity="50%" draw:textarea-horizontal-align="justify" draw:textarea-vertical-align="top" draw:auto-grow-height="false" fo:min-height="4.211cm" fo:min-width="10.019cm" fo:wrap-option="wrap"/>
      <style:paragraph-properties style:writing-mode="lr-tb"/>
    </style:style>
    <style:style style:name="gr5" style:family="graphic" style:parent-style-name="standard" style:list-style-name="L1">
      <style:graphic-properties draw:opacity="50%" draw:textarea-horizontal-align="justify" draw:textarea-vertical-align="top" draw:auto-grow-height="false" fo:min-height="2.407cm" fo:min-width="8.215cm" fo:wrap-option="wrap"/>
      <style:paragraph-properties style:writing-mode="lr-tb"/>
    </style:style>
    <style:style style:name="gr6" style:family="graphic" style:parent-style-name="standard" style:list-style-name="L1">
      <style:graphic-properties draw:opacity="50%" draw:textarea-horizontal-align="justify" draw:textarea-vertical-align="top" draw:auto-grow-height="false" fo:min-height="2.397cm" fo:min-width="8.215cm" fo:wrap-option="wrap"/>
      <style:paragraph-properties style:writing-mode="lr-tb"/>
    </style:style>
    <style:style style:name="gr7" style:family="graphic" style:parent-style-name="standard" style:list-style-name="L1">
      <style:graphic-properties draw:opacity="50%" draw:textarea-horizontal-align="justify" draw:textarea-vertical-align="top" draw:auto-grow-height="false" fo:min-height="4.211cm" fo:min-width="8.019cm" fo:wrap-option="wrap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opacity="5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.1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0.236cm" svg:height="1.914cm" svg:x="-7.236cm" svg:y="2cm">
          <text:p text:style-name="P1">func New(cf *Config) *APIServer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g>
            <draw:custom-shape draw:style-name="gr2" draw:text-style-name="P4" draw:layer="layout" svg:width="8.001cm" svg:height="5.807cm" draw:transform="skewX (-0.0134390352403563) rotate (-0.0134390352403557) translate (14.064cm 2cm)">
              <text:p text:style-name="P2"><text:span text:style-name="T1">APIServer struct</text:span></text:p>
              <text:p text:style-name="P2"><text:span text:style-name="T1"/></text:p>
              <text:list text:style-name="L1">
                <text:list-item>
                  <text:p text:style-name="P3"><text:span text:style-name="T1">config *ConfigServer</text:span></text:p>
                </text:list-item>
                <text:list-item>
                  <text:p text:style-name="P3"><text:span text:style-name="T1">logger *logrus.Logger</text:span></text:p>
                </text:list-item>
                <text:list-item>
                  <text:p text:style-name="P3"><text:span text:style-name="T1">router *mux.Router</text:span></text:p>
                </text:list-item>
                <text:list-item>
                  <text:p text:style-name="P3"><text:span text:style-name="T1">store *store.Store</text:span></text:p>
                  <text:p text:style-name="P2"><text:span text:style-name="T2"/></text:p>
                </text:list-item>
              </text:list>
              <text:p text:style-name="P2"><text:span text:style-name="T2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4" draw:layer="layout" svg:width="9.001cm" svg:height="4.943cm" draw:transform="skewX (-0.0132645023151569) rotate (-0.0134390352403557) translate (14.064cm 9cm)">
              <text:p text:style-name="P2"><text:span text:style-name="T1">ConfigServer struct</text:span></text:p>
              <text:p text:style-name="P2"><text:span text:style-name="T1"/></text:p>
              <text:list text:style-name="L1">
                <text:list-item>
                  <text:p text:style-name="P3"><text:span text:style-name="T1">BindAddr string</text:span></text:p>
                </text:list-item>
                <text:list-item>
                  <text:p text:style-name="P3"><text:span text:style-name="T1">LogLevel string</text:span></text:p>
                </text:list-item>
                <text:list-item>
                  <text:p text:style-name="P3"><text:span text:style-name="T1">Store *store.ConfigStore</text:span></text:p>
                  <text:p text:style-name="P2"><text:span text:style-name="T2"/></text:p>
                </text:list-item>
              </text:list>
              <text:p text:style-name="P2"><text:span text:style-name="T2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4" draw:layer="layout" svg:width="11.001cm" svg:height="4.943cm" draw:transform="skewX (-0.0132645023151569) rotate (-0.0134390352403557) translate (14.064cm 15cm)">
              <text:p text:style-name="P2"><text:span text:style-name="T1">Store</text:span></text:p>
              <text:p text:style-name="P2"><text:span text:style-name="T1"/></text:p>
              <text:list text:style-name="L1">
                <text:list-item>
                  <text:p text:style-name="P3"><text:span text:style-name="T1">config *ConfigStore</text:span></text:p>
                </text:list-item>
                <text:list-item>
                  <text:p text:style-name="P5"><text:span text:style-name="T1">Db *sql.DB</text:span></text:p>
                </text:list-item>
                <text:list-item>
                  <text:p text:style-name="P6"><text:span text:style-name="T1">userRepository *UserRepository</text:span></text:p>
                </text:list-item>
              </text:list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4" draw:layer="layout" svg:width="9.001cm" svg:height="2.943cm" draw:transform="skewX (-0.0132645023151569) rotate (-0.0134390352403557) translate (14.087cm 21cm)">
              <text:p text:style-name="P2"><text:span text:style-name="T1">ConfigStore</text:span></text:p>
              <text:p text:style-name="P2"><text:span text:style-name="T1"/></text:p>
              <text:list text:style-name="L1">
                <text:list-item>
                  <text:p text:style-name="P3"><text:span text:style-name="T1">DatabaseURL string</text:span></text:p>
                </text:list-item>
              </text:list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4" draw:layer="layout" svg:width="9.001cm" svg:height="2.933cm" draw:transform="skewX (-0.0132645023151569) rotate (-0.0134390352403557) translate (14.064cm 25cm)">
              <text:p text:style-name="P2"><text:span text:style-name="T1">UserRepository</text:span></text:p>
              <text:p text:style-name="P2"><text:span text:style-name="T1"/></text:p>
              <text:list text:style-name="L1">
                <text:list-item>
                  <text:p text:style-name="P3"><text:span text:style-name="T1">store *Store</text:span></text:p>
                </text:list-item>
              </text:list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4" draw:layer="layout" svg:width="9.001cm" svg:height="4.943cm" draw:transform="skewX (-0.0132645023151569) rotate (-0.0134390352403557) translate (14.064cm 29cm)">
              <text:p text:style-name="P2"><text:span text:style-name="T1">User</text:span></text:p>
              <text:p text:style-name="P2"><text:span text:style-name="T1"/></text:p>
              <text:list text:style-name="L1">
                <text:list-item>
                  <text:p text:style-name="P3"><text:span text:style-name="T1">ID int</text:span></text:p>
                </text:list-item>
                <text:list-item>
                  <text:p text:style-name="P3"><text:span text:style-name="T1">Email string</text:span></text:p>
                </text:list-item>
                <text:list-item>
                  <text:p text:style-name="P3"><text:span text:style-name="T1">EncryptedPassword string</text:span></text:p>
                </text:list-item>
              </text:list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line draw:style-name="gr8" draw:text-style-name="P7" draw:layer="layout" svg:x1="13cm" svg:y1="4cm" svg:x2="14cm" svg:y2="4cm">
            <text:p/>
          </draw:line>
          <draw:line draw:style-name="gr8" draw:text-style-name="P7" draw:layer="layout" svg:x1="13cm" svg:y1="10cm" svg:x2="14cm" svg:y2="10cm">
            <text:p/>
          </draw:line>
          <draw:line draw:style-name="gr8" draw:text-style-name="P7" draw:layer="layout" svg:x1="12.992cm" svg:y1="4cm" svg:x2="12.992cm" svg:y2="10cm">
            <text:p/>
          </draw:line>
          <draw:line draw:style-name="gr8" draw:text-style-name="P7" draw:layer="layout" svg:x1="12cm" svg:y1="6.311cm" svg:x2="14cm" svg:y2="6.311cm">
            <text:p/>
          </draw:line>
          <draw:line draw:style-name="gr8" draw:text-style-name="P7" draw:layer="layout" svg:x1="12cm" svg:y1="16cm" svg:x2="14cm" svg:y2="16cm">
            <text:p/>
          </draw:line>
          <draw:line draw:style-name="gr8" draw:text-style-name="P7" draw:layer="layout" svg:x1="12cm" svg:y1="6.254cm" svg:x2="12cm" svg:y2="16.004cm">
            <text:p/>
          </draw:line>
          <draw:line draw:style-name="gr8" draw:text-style-name="P7" draw:layer="layout" svg:x1="13cm" svg:y1="12.53cm" svg:x2="14cm" svg:y2="12.53cm">
            <text:p/>
          </draw:line>
          <draw:line draw:style-name="gr8" draw:text-style-name="P7" draw:layer="layout" svg:x1="13cm" svg:y1="12.528cm" svg:x2="13cm" svg:y2="21.528cm">
            <text:p/>
          </draw:line>
          <draw:line draw:style-name="gr8" draw:text-style-name="P7" draw:layer="layout" svg:x1="12cm" svg:y1="17cm" svg:x2="14cm" svg:y2="17cm">
            <text:p/>
          </draw:line>
          <draw:line draw:style-name="gr8" draw:text-style-name="P7" draw:layer="layout" svg:x1="12cm" svg:y1="21.472cm" svg:x2="14cm" svg:y2="21.472cm">
            <text:p/>
          </draw:line>
          <draw:line draw:style-name="gr8" draw:text-style-name="P7" draw:layer="layout" svg:x1="12cm" svg:y1="17cm" svg:x2="12cm" svg:y2="21.5cm">
            <text:p/>
          </draw:line>
          <draw:line draw:style-name="gr8" draw:text-style-name="P7" draw:layer="layout" svg:x1="11cm" svg:y1="19cm" svg:x2="14cm" svg:y2="19cm">
            <text:p/>
          </draw:line>
          <draw:line draw:style-name="gr8" draw:text-style-name="P7" draw:layer="layout" svg:x1="11cm" svg:y1="26cm" svg:x2="14cm" svg:y2="26cm">
            <text:p/>
          </draw:line>
          <draw:line draw:style-name="gr8" draw:text-style-name="P7" draw:layer="layout" svg:x1="11cm" svg:y1="19cm" svg:x2="11cm" svg:y2="26cm">
            <text:p/>
          </draw:line>
          <draw:line draw:style-name="gr8" draw:text-style-name="P7" draw:layer="layout" svg:x1="23cm" svg:y1="27cm" svg:x2="24cm" svg:y2="27cm">
            <text:p/>
          </draw:line>
          <draw:line draw:style-name="gr8" draw:text-style-name="P7" draw:layer="layout" svg:x1="24cm" svg:y1="20cm" svg:x2="24cm" svg:y2="2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19T17:04:18.318000000</meta:creation-date>
    <dc:date>2023-01-19T19:23:02.714000000</dc:date>
    <meta:editing-duration>PT1H2M50S</meta:editing-duration>
    <meta:editing-cycles>22</meta:editing-cycles>
    <meta:generator>LibreOffice/7.4.3.2$Windows_x86 LibreOffice_project/1048a8393ae2eeec98dff31b5c133c5f1d08b890</meta:generator>
    <meta:document-statistic meta:object-count="25"/>
  </office:meta>
</office:document-meta>
</file>